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4.0295in" svg:height="3.5429in" svg:x="4.8268in" svg:y="1.3823in">
            <draw:object draw:notify-on-update-of-ranges="Sheet1.C10:Sheet1.C60 Sheet1.D10:Sheet1.D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/>
          <table:table-cell table:formula="of:=SQRT(2.85/PI())" office:value-type="float" office:value="0.952461639974967" calcext:value-type="float">
            <text:p>0.95246164</text:p>
          </table:table-cell>
          <table:table-cell/>
          <table:table-cell table:formula="of:=2.85/2" office:value-type="float" office:value="1.425" calcext:value-type="float">
            <text:p>1.425</text:p>
          </table:table-cell>
          <table:table-cell table:formula="of:=[.H2]*2" office:value-type="float" office:value="2.85" calcext:value-type="float">
            <text:p>2.85</text:p>
          </table:table-cell>
        </table:table-row>
        <table:table-row table:style-name="ro1">
          <table:table-cell/>
          <table:table-cell office:value-type="string" calcext:value-type="string">
            <text:p>c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n_lados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d_ang</text:p>
          </table:table-cell>
          <table:table-cell table:style-name="Default" table:formula="of:=2*PI()/[.C5]" office:value-type="float" office:value="0.125663706143592" calcext:value-type="float">
            <text:p>0.1256637061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office:value-type="string" calcext:value-type="string">
            <text:p>Nod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2]*COS([.B10]*[.$C$7])+[.$C$3]" office:value-type="float" office:value="14" calcext:value-type="float">
            <text:p>14.0000</text:p>
          </table:table-cell>
          <table:table-cell table:formula="of:=[.$C$2]*SIN([.B10]*[.$C$7])+[.$C$4]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2]*COS([.B11]*[.$C$7])+[.$C$3]" office:value-type="float" office:value="13.8896058184027" calcext:value-type="float">
            <text:p>13.8896</text:p>
          </table:table-cell>
          <table:table-cell table:formula="of:=[.$C$2]*SIN([.B11]*[.$C$7])+[.$C$4]" office:value-type="float" office:value="1.75466526990026" calcext:value-type="float">
            <text:p>1.75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2]*COS([.B12]*[.$C$7])+[.$C$3]" office:value-type="float" office:value="13.5601642558008" calcext:value-type="float">
            <text:p>13.5602</text:p>
          </table:table-cell>
          <table:table-cell table:formula="of:=[.$C$2]*SIN([.B12]*[.$C$7])+[.$C$4]" office:value-type="float" office:value="3.48165842030797" calcext:value-type="float">
            <text:p>3.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2]*COS([.B13]*[.$C$7])+[.$C$3]" office:value-type="float" office:value="13.0168708024355" calcext:value-type="float">
            <text:p>13.0169</text:p>
          </table:table-cell>
          <table:table-cell table:formula="of:=[.$C$2]*SIN([.B13]*[.$C$7])+[.$C$4]" office:value-type="float" office:value="5.15374373758549" calcext:value-type="float">
            <text:p>5.1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2]*COS([.B14]*[.$C$7])+[.$C$3]" office:value-type="float" office:value="12.2682935206141" calcext:value-type="float">
            <text:p>12.2683</text:p>
          </table:table-cell>
          <table:table-cell table:formula="of:=[.$C$2]*SIN([.B14]*[.$C$7])+[.$C$4]" office:value-type="float" office:value="6.74455143742402" calcext:value-type="float">
            <text:p>6.7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2]*COS([.B15]*[.$C$7])+[.$C$3]" office:value-type="float" office:value="11.3262379212493" calcext:value-type="float">
            <text:p>11.3262</text:p>
          </table:table-cell>
          <table:table-cell table:formula="of:=[.$C$2]*SIN([.B15]*[.$C$7])+[.$C$4]" office:value-type="float" office:value="8.22899353209462" calcext:value-type="float">
            <text:p>8.22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2]*COS([.B16]*[.$C$7])+[.$C$3]" office:value-type="float" office:value="10.2055607838998" calcext:value-type="float">
            <text:p>10.2056</text:p>
          </table:table-cell>
          <table:table-cell table:formula="of:=[.$C$2]*SIN([.B16]*[.$C$7])+[.$C$4]" office:value-type="float" office:value="9.58365948300164" calcext:value-type="float">
            <text:p>9.5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2]*COS([.B17]*[.$C$7])+[.$C$3]" office:value-type="float" office:value="8.92393585648166" calcext:value-type="float">
            <text:p>8.9239</text:p>
          </table:table-cell>
          <table:table-cell table:formula="of:=[.$C$2]*SIN([.B17]*[.$C$7])+[.$C$4]" office:value-type="float" office:value="10.7871853988611" calcext:value-type="float">
            <text:p>10.7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2]*COS([.B18]*[.$C$7])+[.$C$3]" office:value-type="float" office:value="7.50157512970595" calcext:value-type="float">
            <text:p>7.5016</text:p>
          </table:table-cell>
          <table:table-cell table:formula="of:=[.$C$2]*SIN([.B18]*[.$C$7])+[.$C$4]" office:value-type="float" office:value="11.8205909570282" calcext:value-type="float">
            <text:p>11.8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2]*COS([.B19]*[.$C$7])+[.$C$3]" office:value-type="float" office:value="5.96091008191102" calcext:value-type="float">
            <text:p>5.9609</text:p>
          </table:table-cell>
          <table:table-cell table:formula="of:=[.$C$2]*SIN([.B19]*[.$C$7])+[.$C$4]" office:value-type="float" office:value="12.6675787345243" calcext:value-type="float">
            <text:p>12.6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2]*COS([.B20]*[.$C$7])+[.$C$3]" office:value-type="float" office:value="4.32623792124926" calcext:value-type="float">
            <text:p>4.3262</text:p>
          </table:table-cell>
          <table:table-cell table:formula="of:=[.$C$2]*SIN([.B20]*[.$C$7])+[.$C$4]" office:value-type="float" office:value="13.3147912281322" calcext:value-type="float">
            <text:p>13.3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2]*COS([.B21]*[.$C$7])+[.$C$3]" office:value-type="float" office:value="2.62333840420014" calcext:value-type="float">
            <text:p>2.6233</text:p>
          </table:table-cell>
          <table:table-cell table:formula="of:=[.$C$2]*SIN([.B21]*[.$C$7])+[.$C$4]" office:value-type="float" office:value="13.7520215102016" calcext:value-type="float">
            <text:p>13.75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2]*COS([.B22]*[.$C$7])+[.$C$3]" office:value-type="float" office:value="0.879067273410386" calcext:value-type="float">
            <text:p>0.8791</text:p>
          </table:table-cell>
          <table:table-cell table:formula="of:=[.$C$2]*SIN([.B22]*[.$C$7])+[.$C$4]" office:value-type="float" office:value="13.9723741979958" calcext:value-type="float">
            <text:p>13.97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2]*COS([.B23]*[.$C$7])+[.$C$3]" office:value-type="float" office:value="-0.879067273410388" calcext:value-type="float">
            <text:p>-0.8791</text:p>
          </table:table-cell>
          <table:table-cell table:formula="of:=[.$C$2]*SIN([.B23]*[.$C$7])+[.$C$4]" office:value-type="float" office:value="13.9723741979958" calcext:value-type="float">
            <text:p>13.97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2]*COS([.B24]*[.$C$7])+[.$C$3]" office:value-type="float" office:value="-2.62333840420015" calcext:value-type="float">
            <text:p>-2.6233</text:p>
          </table:table-cell>
          <table:table-cell table:formula="of:=[.$C$2]*SIN([.B24]*[.$C$7])+[.$C$4]" office:value-type="float" office:value="13.7520215102016" calcext:value-type="float">
            <text:p>13.75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2]*COS([.B25]*[.$C$7])+[.$C$3]" office:value-type="float" office:value="-4.32623792124927" calcext:value-type="float">
            <text:p>-4.3262</text:p>
          </table:table-cell>
          <table:table-cell table:formula="of:=[.$C$2]*SIN([.B25]*[.$C$7])+[.$C$4]" office:value-type="float" office:value="13.3147912281322" calcext:value-type="float">
            <text:p>13.3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2]*COS([.B26]*[.$C$7])+[.$C$3]" office:value-type="float" office:value="-5.96091008191102" calcext:value-type="float">
            <text:p>-5.9609</text:p>
          </table:table-cell>
          <table:table-cell table:formula="of:=[.$C$2]*SIN([.B26]*[.$C$7])+[.$C$4]" office:value-type="float" office:value="12.6675787345243" calcext:value-type="float">
            <text:p>12.6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$C$2]*COS([.B27]*[.$C$7])+[.$C$3]" office:value-type="float" office:value="-7.50157512970596" calcext:value-type="float">
            <text:p>-7.5016</text:p>
          </table:table-cell>
          <table:table-cell table:formula="of:=[.$C$2]*SIN([.B27]*[.$C$7])+[.$C$4]" office:value-type="float" office:value="11.8205909570282" calcext:value-type="float">
            <text:p>11.8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$C$2]*COS([.B28]*[.$C$7])+[.$C$3]" office:value-type="float" office:value="-8.92393585648166" calcext:value-type="float">
            <text:p>-8.9239</text:p>
          </table:table-cell>
          <table:table-cell table:formula="of:=[.$C$2]*SIN([.B28]*[.$C$7])+[.$C$4]" office:value-type="float" office:value="10.7871853988611" calcext:value-type="float">
            <text:p>10.7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$C$2]*COS([.B29]*[.$C$7])+[.$C$3]" office:value-type="float" office:value="-10.2055607838998" calcext:value-type="float">
            <text:p>-10.2056</text:p>
          </table:table-cell>
          <table:table-cell table:formula="of:=[.$C$2]*SIN([.B29]*[.$C$7])+[.$C$4]" office:value-type="float" office:value="9.58365948300164" calcext:value-type="float">
            <text:p>9.5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$C$2]*COS([.B30]*[.$C$7])+[.$C$3]" office:value-type="float" office:value="-11.3262379212493" calcext:value-type="float">
            <text:p>-11.3262</text:p>
          </table:table-cell>
          <table:table-cell table:formula="of:=[.$C$2]*SIN([.B30]*[.$C$7])+[.$C$4]" office:value-type="float" office:value="8.22899353209463" calcext:value-type="float">
            <text:p>8.22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$C$2]*COS([.B31]*[.$C$7])+[.$C$3]" office:value-type="float" office:value="-12.2682935206141" calcext:value-type="float">
            <text:p>-12.2683</text:p>
          </table:table-cell>
          <table:table-cell table:formula="of:=[.$C$2]*SIN([.B31]*[.$C$7])+[.$C$4]" office:value-type="float" office:value="6.74455143742401" calcext:value-type="float">
            <text:p>6.7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$C$2]*COS([.B32]*[.$C$7])+[.$C$3]" office:value-type="float" office:value="-13.0168708024355" calcext:value-type="float">
            <text:p>-13.0169</text:p>
          </table:table-cell>
          <table:table-cell table:formula="of:=[.$C$2]*SIN([.B32]*[.$C$7])+[.$C$4]" office:value-type="float" office:value="5.15374373758549" calcext:value-type="float">
            <text:p>5.1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$C$2]*COS([.B33]*[.$C$7])+[.$C$3]" office:value-type="float" office:value="-13.5601642558008" calcext:value-type="float">
            <text:p>-13.5602</text:p>
          </table:table-cell>
          <table:table-cell table:formula="of:=[.$C$2]*SIN([.B33]*[.$C$7])+[.$C$4]" office:value-type="float" office:value="3.48165842030797" calcext:value-type="float">
            <text:p>3.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$C$2]*COS([.B34]*[.$C$7])+[.$C$3]" office:value-type="float" office:value="-13.8896058184027" calcext:value-type="float">
            <text:p>-13.8896</text:p>
          </table:table-cell>
          <table:table-cell table:formula="of:=[.$C$2]*SIN([.B34]*[.$C$7])+[.$C$4]" office:value-type="float" office:value="1.75466526990026" calcext:value-type="float">
            <text:p>1.75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$C$2]*COS([.B35]*[.$C$7])+[.$C$3]" office:value-type="float" office:value="-14" calcext:value-type="float">
            <text:p>-14.0000</text:p>
          </table:table-cell>
          <table:table-cell table:formula="of:=[.$C$2]*SIN([.B35]*[.$C$7])+[.$C$4]" office:value-type="float" office:value="-4.50274341909458E-015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$C$2]*COS([.B36]*[.$C$7])+[.$C$3]" office:value-type="float" office:value="-13.8896058184027" calcext:value-type="float">
            <text:p>-13.8896</text:p>
          </table:table-cell>
          <table:table-cell table:formula="of:=[.$C$2]*SIN([.B36]*[.$C$7])+[.$C$4]" office:value-type="float" office:value="-1.75466526990026" calcext:value-type="float">
            <text:p>-1.75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$C$2]*COS([.B37]*[.$C$7])+[.$C$3]" office:value-type="float" office:value="-13.5601642558008" calcext:value-type="float">
            <text:p>-13.5602</text:p>
          </table:table-cell>
          <table:table-cell table:formula="of:=[.$C$2]*SIN([.B37]*[.$C$7])+[.$C$4]" office:value-type="float" office:value="-3.48165842030797" calcext:value-type="float">
            <text:p>-3.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$C$2]*COS([.B38]*[.$C$7])+[.$C$3]" office:value-type="float" office:value="-13.0168708024355" calcext:value-type="float">
            <text:p>-13.0169</text:p>
          </table:table-cell>
          <table:table-cell table:formula="of:=[.$C$2]*SIN([.B38]*[.$C$7])+[.$C$4]" office:value-type="float" office:value="-5.1537437375855" calcext:value-type="float">
            <text:p>-5.1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$C$2]*COS([.B39]*[.$C$7])+[.$C$3]" office:value-type="float" office:value="-12.2682935206141" calcext:value-type="float">
            <text:p>-12.2683</text:p>
          </table:table-cell>
          <table:table-cell table:formula="of:=[.$C$2]*SIN([.B39]*[.$C$7])+[.$C$4]" office:value-type="float" office:value="-6.74455143742402" calcext:value-type="float">
            <text:p>-6.7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$C$2]*COS([.B40]*[.$C$7])+[.$C$3]" office:value-type="float" office:value="-11.3262379212493" calcext:value-type="float">
            <text:p>-11.3262</text:p>
          </table:table-cell>
          <table:table-cell table:formula="of:=[.$C$2]*SIN([.B40]*[.$C$7])+[.$C$4]" office:value-type="float" office:value="-8.22899353209463" calcext:value-type="float">
            <text:p>-8.22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$C$2]*COS([.B41]*[.$C$7])+[.$C$3]" office:value-type="float" office:value="-10.2055607838998" calcext:value-type="float">
            <text:p>-10.2056</text:p>
          </table:table-cell>
          <table:table-cell table:formula="of:=[.$C$2]*SIN([.B41]*[.$C$7])+[.$C$4]" office:value-type="float" office:value="-9.58365948300164" calcext:value-type="float">
            <text:p>-9.5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$C$2]*COS([.B42]*[.$C$7])+[.$C$3]" office:value-type="float" office:value="-8.92393585648165" calcext:value-type="float">
            <text:p>-8.9239</text:p>
          </table:table-cell>
          <table:table-cell table:formula="of:=[.$C$2]*SIN([.B42]*[.$C$7])+[.$C$4]" office:value-type="float" office:value="-10.7871853988611" calcext:value-type="float">
            <text:p>-10.7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$C$2]*COS([.B43]*[.$C$7])+[.$C$3]" office:value-type="float" office:value="-7.50157512970595" calcext:value-type="float">
            <text:p>-7.5016</text:p>
          </table:table-cell>
          <table:table-cell table:formula="of:=[.$C$2]*SIN([.B43]*[.$C$7])+[.$C$4]" office:value-type="float" office:value="-11.8205909570282" calcext:value-type="float">
            <text:p>-11.8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$C$2]*COS([.B44]*[.$C$7])+[.$C$3]" office:value-type="float" office:value="-5.96091008191101" calcext:value-type="float">
            <text:p>-5.9609</text:p>
          </table:table-cell>
          <table:table-cell table:formula="of:=[.$C$2]*SIN([.B44]*[.$C$7])+[.$C$4]" office:value-type="float" office:value="-12.6675787345243" calcext:value-type="float">
            <text:p>-12.6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$C$2]*COS([.B45]*[.$C$7])+[.$C$3]" office:value-type="float" office:value="-4.32623792124927" calcext:value-type="float">
            <text:p>-4.3262</text:p>
          </table:table-cell>
          <table:table-cell table:formula="of:=[.$C$2]*SIN([.B45]*[.$C$7])+[.$C$4]" office:value-type="float" office:value="-13.3147912281322" calcext:value-type="float">
            <text:p>-13.3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$C$2]*COS([.B46]*[.$C$7])+[.$C$3]" office:value-type="float" office:value="-2.62333840420014" calcext:value-type="float">
            <text:p>-2.6233</text:p>
          </table:table-cell>
          <table:table-cell table:formula="of:=[.$C$2]*SIN([.B46]*[.$C$7])+[.$C$4]" office:value-type="float" office:value="-13.7520215102016" calcext:value-type="float">
            <text:p>-13.75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$C$2]*COS([.B47]*[.$C$7])+[.$C$3]" office:value-type="float" office:value="-0.879067273410385" calcext:value-type="float">
            <text:p>-0.8791</text:p>
          </table:table-cell>
          <table:table-cell table:formula="of:=[.$C$2]*SIN([.B47]*[.$C$7])+[.$C$4]" office:value-type="float" office:value="-13.9723741979958" calcext:value-type="float">
            <text:p>-13.97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$C$2]*COS([.B48]*[.$C$7])+[.$C$3]" office:value-type="float" office:value="0.879067273410392" calcext:value-type="float">
            <text:p>0.8791</text:p>
          </table:table-cell>
          <table:table-cell table:formula="of:=[.$C$2]*SIN([.B48]*[.$C$7])+[.$C$4]" office:value-type="float" office:value="-13.9723741979958" calcext:value-type="float">
            <text:p>-13.97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$C$2]*COS([.B49]*[.$C$7])+[.$C$3]" office:value-type="float" office:value="2.62333840420015" calcext:value-type="float">
            <text:p>2.6233</text:p>
          </table:table-cell>
          <table:table-cell table:formula="of:=[.$C$2]*SIN([.B49]*[.$C$7])+[.$C$4]" office:value-type="float" office:value="-13.7520215102016" calcext:value-type="float">
            <text:p>-13.75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$C$2]*COS([.B50]*[.$C$7])+[.$C$3]" office:value-type="float" office:value="4.32623792124926" calcext:value-type="float">
            <text:p>4.3262</text:p>
          </table:table-cell>
          <table:table-cell table:formula="of:=[.$C$2]*SIN([.B50]*[.$C$7])+[.$C$4]" office:value-type="float" office:value="-13.3147912281322" calcext:value-type="float">
            <text:p>-13.3148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$C$2]*COS([.B51]*[.$C$7])+[.$C$3]" office:value-type="float" office:value="5.96091008191102" calcext:value-type="float">
            <text:p>5.9609</text:p>
          </table:table-cell>
          <table:table-cell table:formula="of:=[.$C$2]*SIN([.B51]*[.$C$7])+[.$C$4]" office:value-type="float" office:value="-12.6675787345243" calcext:value-type="float">
            <text:p>-12.66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$C$2]*COS([.B52]*[.$C$7])+[.$C$3]" office:value-type="float" office:value="7.50157512970596" calcext:value-type="float">
            <text:p>7.5016</text:p>
          </table:table-cell>
          <table:table-cell table:formula="of:=[.$C$2]*SIN([.B52]*[.$C$7])+[.$C$4]" office:value-type="float" office:value="-11.8205909570282" calcext:value-type="float">
            <text:p>-11.82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$C$2]*COS([.B53]*[.$C$7])+[.$C$3]" office:value-type="float" office:value="8.92393585648166" calcext:value-type="float">
            <text:p>8.9239</text:p>
          </table:table-cell>
          <table:table-cell table:formula="of:=[.$C$2]*SIN([.B53]*[.$C$7])+[.$C$4]" office:value-type="float" office:value="-10.787185398861" calcext:value-type="float">
            <text:p>-10.7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[.$C$2]*COS([.B54]*[.$C$7])+[.$C$3]" office:value-type="float" office:value="10.2055607838998" calcext:value-type="float">
            <text:p>10.2056</text:p>
          </table:table-cell>
          <table:table-cell table:formula="of:=[.$C$2]*SIN([.B54]*[.$C$7])+[.$C$4]" office:value-type="float" office:value="-9.58365948300164" calcext:value-type="float">
            <text:p>-9.5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$C$2]*COS([.B55]*[.$C$7])+[.$C$3]" office:value-type="float" office:value="11.3262379212493" calcext:value-type="float">
            <text:p>11.3262</text:p>
          </table:table-cell>
          <table:table-cell table:formula="of:=[.$C$2]*SIN([.B55]*[.$C$7])+[.$C$4]" office:value-type="float" office:value="-8.22899353209462" calcext:value-type="float">
            <text:p>-8.229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$C$2]*COS([.B56]*[.$C$7])+[.$C$3]" office:value-type="float" office:value="12.2682935206141" calcext:value-type="float">
            <text:p>12.2683</text:p>
          </table:table-cell>
          <table:table-cell table:formula="of:=[.$C$2]*SIN([.B56]*[.$C$7])+[.$C$4]" office:value-type="float" office:value="-6.74455143742402" calcext:value-type="float">
            <text:p>-6.74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$C$2]*COS([.B57]*[.$C$7])+[.$C$3]" office:value-type="float" office:value="13.0168708024355" calcext:value-type="float">
            <text:p>13.0169</text:p>
          </table:table-cell>
          <table:table-cell table:formula="of:=[.$C$2]*SIN([.B57]*[.$C$7])+[.$C$4]" office:value-type="float" office:value="-5.15374373758549" calcext:value-type="float">
            <text:p>-5.15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$C$2]*COS([.B58]*[.$C$7])+[.$C$3]" office:value-type="float" office:value="13.5601642558008" calcext:value-type="float">
            <text:p>13.5602</text:p>
          </table:table-cell>
          <table:table-cell table:formula="of:=[.$C$2]*SIN([.B58]*[.$C$7])+[.$C$4]" office:value-type="float" office:value="-3.48165842030796" calcext:value-type="float">
            <text:p>-3.481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$C$2]*COS([.B59]*[.$C$7])+[.$C$3]" office:value-type="float" office:value="13.8896058184027" calcext:value-type="float">
            <text:p>13.8896</text:p>
          </table:table-cell>
          <table:table-cell table:formula="of:=[.$C$2]*SIN([.B59]*[.$C$7])+[.$C$4]" office:value-type="float" office:value="-1.75466526990025" calcext:value-type="float">
            <text:p>-1.75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$C$2]*COS([.B60]*[.$C$7])+[.$C$3]" office:value-type="float" office:value="14" calcext:value-type="float">
            <text:p>14.0000</text:p>
          </table:table-cell>
          <table:table-cell table:formula="of:=[.$C$2]*SIN([.B60]*[.$C$7])+[.$C$4]" office:value-type="float" office:value="9.00548683818916E-015" calcext:value-type="float">
            <text:p>0.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1:35:45.827178338</meta:creation-date>
    <dc:date>2015-01-17T16:09:26.541078854</dc:date>
    <meta:editing-duration>PT4H11M37S</meta:editing-duration>
    <meta:editing-cycles>1</meta:editing-cycles>
    <meta:document-statistic meta:table-count="1" meta:cell-count="16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236cm" svg:height="9cm" xlink:href=".." xlink:type="simple" chart:class="chart:scatter" chart:style-name="ch1">
        <chart:plot-area chart:style-name="ch2" table:cell-range-address="Sheet1.C10:Sheet1.D60" svg:x="0.204cm" svg:y="0.18cm" svg:width="9.828cm" svg:height="8.64cm">
          <chartooo:coordinate-region svg:x="0.866cm" svg:y="0.379cm" svg:width="8.556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D10:Sheet1.D60" chart:class="chart:scatter">
            <chart:domain table:cell-range-address="Sheet1.C10:Sheet1.C60"/>
            <chart:data-point chart:repeated="5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>14</text:p>
                <draw:g>
                  <svg:desc>Sheet1.C10:Sheet1.C60</svg:desc>
                </draw:g>
              </table:table-cell>
              <table:table-cell office:value-type="float" office:value="0">
                <text:p>0</text:p>
                <draw:g>
                  <svg:desc>Sheet1.D10:Sheet1.D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8896058184027">
                <text:p>13.8896058184027</text:p>
              </table:table-cell>
              <table:table-cell office:value-type="float" office:value="1.75466526990026">
                <text:p>1.75466526990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601642558008">
                <text:p>13.5601642558008</text:p>
              </table:table-cell>
              <table:table-cell office:value-type="float" office:value="3.48165842030797">
                <text:p>3.481658420307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0168708024355">
                <text:p>13.0168708024355</text:p>
              </table:table-cell>
              <table:table-cell office:value-type="float" office:value="5.15374373758549">
                <text:p>5.153743737585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682935206141">
                <text:p>12.2682935206141</text:p>
              </table:table-cell>
              <table:table-cell office:value-type="float" office:value="6.74455143742402">
                <text:p>6.74455143742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3262379212493">
                <text:p>11.3262379212493</text:p>
              </table:table-cell>
              <table:table-cell office:value-type="float" office:value="8.22899353209462">
                <text:p>8.228993532094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055607838998">
                <text:p>10.2055607838998</text:p>
              </table:table-cell>
              <table:table-cell office:value-type="float" office:value="9.58365948300164">
                <text:p>9.583659483001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92393585648166">
                <text:p>8.92393585648166</text:p>
              </table:table-cell>
              <table:table-cell office:value-type="float" office:value="10.7871853988611">
                <text:p>10.78718539886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50157512970595">
                <text:p>7.50157512970595</text:p>
              </table:table-cell>
              <table:table-cell office:value-type="float" office:value="11.8205909570282">
                <text:p>11.8205909570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6091008191102">
                <text:p>5.96091008191102</text:p>
              </table:table-cell>
              <table:table-cell office:value-type="float" office:value="12.6675787345243">
                <text:p>12.6675787345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32623792124926">
                <text:p>4.32623792124926</text:p>
              </table:table-cell>
              <table:table-cell office:value-type="float" office:value="13.3147912281322">
                <text:p>13.31479122813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62333840420014">
                <text:p>2.62333840420014</text:p>
              </table:table-cell>
              <table:table-cell office:value-type="float" office:value="13.7520215102016">
                <text:p>13.7520215102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9067273410386">
                <text:p>0.879067273410386</text:p>
              </table:table-cell>
              <table:table-cell office:value-type="float" office:value="13.9723741979958">
                <text:p>13.9723741979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9067273410388">
                <text:p>-0.879067273410388</text:p>
              </table:table-cell>
              <table:table-cell office:value-type="float" office:value="13.9723741979958">
                <text:p>13.97237419799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2333840420015">
                <text:p>-2.62333840420015</text:p>
              </table:table-cell>
              <table:table-cell office:value-type="float" office:value="13.7520215102016">
                <text:p>13.75202151020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.32623792124927">
                <text:p>-4.32623792124927</text:p>
              </table:table-cell>
              <table:table-cell office:value-type="float" office:value="13.3147912281322">
                <text:p>13.3147912281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.96091008191102">
                <text:p>-5.96091008191102</text:p>
              </table:table-cell>
              <table:table-cell office:value-type="float" office:value="12.6675787345243">
                <text:p>12.6675787345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7.50157512970596">
                <text:p>-7.50157512970596</text:p>
              </table:table-cell>
              <table:table-cell office:value-type="float" office:value="11.8205909570282">
                <text:p>11.8205909570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8.92393585648166">
                <text:p>-8.92393585648166</text:p>
              </table:table-cell>
              <table:table-cell office:value-type="float" office:value="10.7871853988611">
                <text:p>10.7871853988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0.2055607838998">
                <text:p>-10.2055607838998</text:p>
              </table:table-cell>
              <table:table-cell office:value-type="float" office:value="9.58365948300164">
                <text:p>9.583659483001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1.3262379212493">
                <text:p>-11.3262379212493</text:p>
              </table:table-cell>
              <table:table-cell office:value-type="float" office:value="8.22899353209463">
                <text:p>8.228993532094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2.2682935206141">
                <text:p>-12.2682935206141</text:p>
              </table:table-cell>
              <table:table-cell office:value-type="float" office:value="6.74455143742401">
                <text:p>6.74455143742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3.0168708024355">
                <text:p>-13.0168708024355</text:p>
              </table:table-cell>
              <table:table-cell office:value-type="float" office:value="5.15374373758549">
                <text:p>5.153743737585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3.5601642558008">
                <text:p>-13.5601642558008</text:p>
              </table:table-cell>
              <table:table-cell office:value-type="float" office:value="3.48165842030797">
                <text:p>3.481658420307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3.8896058184027">
                <text:p>-13.8896058184027</text:p>
              </table:table-cell>
              <table:table-cell office:value-type="float" office:value="1.75466526990026">
                <text:p>1.754665269900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4">
                <text:p>-14</text:p>
              </table:table-cell>
              <table:table-cell office:value-type="float" office:value="-4.50274341909458E-015">
                <text:p>-4.50274341909458E-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3.8896058184027">
                <text:p>-13.8896058184027</text:p>
              </table:table-cell>
              <table:table-cell office:value-type="float" office:value="-1.75466526990026">
                <text:p>-1.754665269900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3.5601642558008">
                <text:p>-13.5601642558008</text:p>
              </table:table-cell>
              <table:table-cell office:value-type="float" office:value="-3.48165842030797">
                <text:p>-3.481658420307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3.0168708024355">
                <text:p>-13.0168708024355</text:p>
              </table:table-cell>
              <table:table-cell office:value-type="float" office:value="-5.1537437375855">
                <text:p>-5.15374373758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2682935206141">
                <text:p>-12.2682935206141</text:p>
              </table:table-cell>
              <table:table-cell office:value-type="float" office:value="-6.74455143742402">
                <text:p>-6.744551437424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1.3262379212493">
                <text:p>-11.3262379212493</text:p>
              </table:table-cell>
              <table:table-cell office:value-type="float" office:value="-8.22899353209463">
                <text:p>-8.228993532094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.2055607838998">
                <text:p>-10.2055607838998</text:p>
              </table:table-cell>
              <table:table-cell office:value-type="float" office:value="-9.58365948300164">
                <text:p>-9.58365948300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8.92393585648165">
                <text:p>-8.92393585648165</text:p>
              </table:table-cell>
              <table:table-cell office:value-type="float" office:value="-10.7871853988611">
                <text:p>-10.78718539886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7.50157512970595">
                <text:p>-7.50157512970595</text:p>
              </table:table-cell>
              <table:table-cell office:value-type="float" office:value="-11.8205909570282">
                <text:p>-11.8205909570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5.96091008191101">
                <text:p>-5.96091008191101</text:p>
              </table:table-cell>
              <table:table-cell office:value-type="float" office:value="-12.6675787345243">
                <text:p>-12.6675787345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32623792124927">
                <text:p>-4.32623792124927</text:p>
              </table:table-cell>
              <table:table-cell office:value-type="float" office:value="-13.3147912281322">
                <text:p>-13.31479122813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2.62333840420014">
                <text:p>-2.62333840420014</text:p>
              </table:table-cell>
              <table:table-cell office:value-type="float" office:value="-13.7520215102016">
                <text:p>-13.7520215102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879067273410385">
                <text:p>-0.879067273410385</text:p>
              </table:table-cell>
              <table:table-cell office:value-type="float" office:value="-13.9723741979958">
                <text:p>-13.97237419799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9067273410392">
                <text:p>0.879067273410392</text:p>
              </table:table-cell>
              <table:table-cell office:value-type="float" office:value="-13.9723741979958">
                <text:p>-13.97237419799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2333840420015">
                <text:p>2.62333840420015</text:p>
              </table:table-cell>
              <table:table-cell office:value-type="float" office:value="-13.7520215102016">
                <text:p>-13.75202151020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2623792124926">
                <text:p>4.32623792124926</text:p>
              </table:table-cell>
              <table:table-cell office:value-type="float" office:value="-13.3147912281322">
                <text:p>-13.31479122813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96091008191102">
                <text:p>5.96091008191102</text:p>
              </table:table-cell>
              <table:table-cell office:value-type="float" office:value="-12.6675787345243">
                <text:p>-12.6675787345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50157512970596">
                <text:p>7.50157512970596</text:p>
              </table:table-cell>
              <table:table-cell office:value-type="float" office:value="-11.8205909570282">
                <text:p>-11.82059095702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92393585648166">
                <text:p>8.92393585648166</text:p>
              </table:table-cell>
              <table:table-cell office:value-type="float" office:value="-10.787185398861">
                <text:p>-10.7871853988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2055607838998">
                <text:p>10.2055607838998</text:p>
              </table:table-cell>
              <table:table-cell office:value-type="float" office:value="-9.58365948300164">
                <text:p>-9.58365948300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3262379212493">
                <text:p>11.3262379212493</text:p>
              </table:table-cell>
              <table:table-cell office:value-type="float" office:value="-8.22899353209462">
                <text:p>-8.22899353209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.2682935206141">
                <text:p>12.2682935206141</text:p>
              </table:table-cell>
              <table:table-cell office:value-type="float" office:value="-6.74455143742402">
                <text:p>-6.744551437424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.0168708024355">
                <text:p>13.0168708024355</text:p>
              </table:table-cell>
              <table:table-cell office:value-type="float" office:value="-5.15374373758549">
                <text:p>-5.153743737585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5601642558008">
                <text:p>13.5601642558008</text:p>
              </table:table-cell>
              <table:table-cell office:value-type="float" office:value="-3.48165842030796">
                <text:p>-3.48165842030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8896058184027">
                <text:p>13.8896058184027</text:p>
              </table:table-cell>
              <table:table-cell office:value-type="float" office:value="-1.75466526990025">
                <text:p>-1.754665269900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  <table:table-cell office:value-type="float" office:value="9.00548683818916E-015">
                <text:p>9.00548683818916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